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1cm"/>
    </style:style>
    <style:style style:name="gr3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5cm" fo:min-width="3.7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5cm" fo:min-width="2.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2" draw:id="id2">
          <draw:custom-shape draw:style-name="gr1" draw:text-style-name="P1" draw:layer="layout" svg:width="4.6cm" svg:height="1.8cm" svg:x="4.9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4.9cm" svg:y="5.3cm">
            <text:p text:style-name="P2"><text:span text:style-name="T1">« class »</text:span></text:p>
            <text:p text:style-name="P2"><text:span text:style-name="T1">DataPreparator_v2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1" draw:layer="layout" svg:width="4.6cm" svg:height="1.8cm" svg:x="14.2cm" svg:y="14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4.2cm" svg:y="13.7cm">
            <text:p text:style-name="P2"><text:span text:style-name="T1">«package»</text:span></text:p>
            <text:p text:style-name="P2"><text:span text:style-name="T1">p9_uti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xml:id="id7" draw:id="id7" draw:layer="layout" svg:width="4.6cm" svg:height="1.8cm" svg:x="18.7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4" draw:id="id4" draw:layer="layout" svg:width="4.6cm" svg:height="1.1cm" svg:x="18.7cm" svg:y="8.9cm">
            <text:p text:style-name="P2"><text:span text:style-name="T1">«package»</text:span></text:p>
            <text:p text:style-name="P2"><text:span text:style-name="T1">p9_util_spac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.6cm" svg:height="1.8cm" svg:x="21.8cm" svg:y="6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5" draw:id="id5" draw:layer="layout" svg:width="4.6cm" svg:height="1.1cm" svg:x="21.8cm" svg:y="5.3cm">
            <text:p text:style-name="P2"><text:span text:style-name="T1">«class»</text:span></text:p>
            <text:p text:style-name="P2"><text:span text:style-name="T1">DatGenerator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1" draw:layer="layout" svg:width="4.6cm" svg:height="1.8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1.6cm" svg:y="8.9cm">
            <text:p text:style-name="P2"><text:span text:style-name="T1">«config»</text:span></text:p>
            <text:p text:style-name="P2"><text:span text:style-name="T1">dict_param_preparator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xml:id="id1" draw:id="id1" draw:layer="layout" svg:width="4.6cm" svg:height="1.8cm" svg:x="15.5cm" svg:y="2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5.5cm" svg:y="1.3cm">
            <text:p text:style-name="P2"><text:span text:style-name="T1">«notebook»</text:span></text:p>
            <text:p text:style-name="P2"><text:span text:style-name="T1">DataGenerator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1" draw:layer="layout" svg:width="4.6cm" svg:height="1.8cm" svg:x="8.3cm" svg:y="17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8.3cm" svg:y="16.4cm">
            <text:p text:style-name="P2"><text:span text:style-name="T1">«package»</text:span></text:p>
            <text:p text:style-name="P2"><text:span text:style-name="T1">p5_util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svg:x1="15.5cm" svg:y1="3.3cm" svg:x2="7.2cm" svg:y2="5.3cm" draw:start-shape="id1" draw:start-glue-point="3" draw:end-shape="id2" draw:end-glue-point="0" svg:d="M15500 3300h-8300v2000" svg:viewBox="0 0 8301 2001">
          <text:p/>
        </draw:connector>
        <draw:connector draw:style-name="gr3" draw:text-style-name="P5" draw:layer="layout" svg:x1="17.8cm" svg:y1="4.2cm" svg:x2="21cm" svg:y2="8.9cm" draw:start-shape="id3" draw:start-glue-point="2" draw:end-shape="id4" draw:end-glue-point="0" svg:d="M17800 4200v2350h3200v2350" svg:viewBox="0 0 3201 4701">
          <text:p/>
        </draw:connector>
        <draw:connector draw:style-name="gr3" draw:text-style-name="P5" draw:layer="layout" svg:x1="20.1cm" svg:y1="2.75cm" svg:x2="24.1cm" svg:y2="5.3cm" draw:start-shape="id3" draw:start-glue-point="1" draw:end-shape="id5" draw:end-glue-point="0" svg:d="M20100 2750h4000v2550" svg:viewBox="0 0 4001 2551">
          <text:p/>
        </draw:connector>
        <draw:connector draw:style-name="gr3" draw:text-style-name="P5" draw:layer="layout" svg:x1="17.8cm" svg:y1="4.2cm" svg:x2="13.9cm" svg:y2="8.9cm" draw:start-shape="id3" draw:start-glue-point="2" draw:end-shape="id6" draw:end-glue-point="0" svg:d="M17800 4200v2350h-3900v2350" svg:viewBox="0 0 3901 4701">
          <text:p/>
        </draw:connector>
        <draw:connector draw:style-name="gr4" draw:text-style-name="P5" draw:layer="layout" svg:x1="21cm" svg:y1="11.8cm" svg:x2="16.5cm" svg:y2="13.7cm" draw:start-shape="id7" draw:start-glue-point="2" draw:end-shape="id8" draw:end-glue-point="0" svg:d="M21000 11800v950h-4500v950" svg:viewBox="0 0 4501 1901">
          <text:p/>
        </draw:connector>
        <draw:connector draw:style-name="gr4" draw:text-style-name="P5" draw:layer="layout" svg:x1="14.2cm" svg:y1="15.15cm" svg:x2="10.6cm" svg:y2="16.4cm" draw:start-shape="id8" draw:start-glue-point="3" draw:end-shape="id9" draw:end-glue-point="0" svg:d="M14200 15150h-3600v1250" svg:viewBox="0 0 3601 1251">
          <text:p/>
        </draw:connector>
        <draw:custom-shape draw:style-name="gr5" draw:text-style-name="P6" draw:layer="layout" svg:width="4.2cm" svg:height="0.7cm" svg:x="9.1cm" svg:y="2.7cm">
          <text:p text:style-name="P2"><text:span text:style-name="T1">«Uses»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cm" svg:height="0.7cm" svg:x="21.2cm" svg:y="1.9cm">
          <text:p text:style-name="P2"><text:span text:style-name="T1">« Creates »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11:28:32.582860383</meta:creation-date>
    <dc:date>2019-10-24T15:31:03.726968040</dc:date>
    <meta:editing-duration>PT21M54S</meta:editing-duration>
    <meta:editing-cycles>4</meta:editing-cycles>
    <meta:generator>LibreOffice/6.0.7.3$Linux_X86_64 LibreOffice_project/00m0$Build-3</meta:generator>
    <meta:document-statistic meta:object-count="29"/>
  </office:meta>
</office:document-meta>
</file>